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b5e087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b5e087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circle draw:style-name="gr1" draw:text-style-name="P1" draw:layer="layout" svg:width="2.001cm" svg:height="2.001cm" svg:x="9.983cm" svg:y="14.137cm">
            <text:p/>
          </draw:circle>
          <draw:line draw:style-name="gr2" draw:text-style-name="P2" draw:layer="layout" svg:x1="9.982cm" svg:y1="15.137cm" svg:x2="11.982cm" svg:y2="15.137cm">
            <text:p/>
          </draw:line>
          <draw:line draw:style-name="gr2" draw:text-style-name="P2" draw:layer="layout" svg:x1="10.174cm" svg:y1="15.726cm" svg:x2="11.792cm" svg:y2="14.55cm">
            <text:p/>
          </draw:line>
          <draw:line draw:style-name="gr2" draw:text-style-name="P2" draw:layer="layout" svg:x1="10.673cm" svg:y1="16.087cm" svg:x2="11.291cm" svg:y2="14.185cm">
            <text:p/>
          </draw:line>
          <draw:line draw:style-name="gr2" draw:text-style-name="P2" draw:layer="layout" svg:x1="10.174cm" svg:y1="14.55cm" svg:x2="11.792cm" svg:y2="15.726cm">
            <text:p/>
          </draw:line>
          <draw:line draw:style-name="gr2" draw:text-style-name="P2" draw:layer="layout" svg:x1="10.673cm" svg:y1="14.185cm" svg:x2="11.291cm" svg:y2="16.08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10:56:09.149089217</meta:creation-date>
    <dc:date>2018-05-03T10:56:26.500155074</dc:date>
    <meta:editing-duration>PT19S</meta:editing-duration>
    <meta:editing-cycles>1</meta:editing-cycles>
    <meta:document-statistic meta:object-count="7"/>
    <meta:generator>LibreOffice/6.0.0.3$MacOSX_X86_64 LibreOffice_project/64a0f66915f38c6217de274f0aa8e15618924765</meta:generator>
  </office:meta>
</office:document-meta>
</file>